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E</mi>
      <mo stretchy="false">=</mo>
      <mfrac>
        <mrow>
          <mo fence="true" form="prefix" stretchy="false">|</mo>
          <mrow>
            <mrow>
              <mrow>
                <mo fence="true" form="prefix" stretchy="false">|</mo>
                <mrow>
                  <mrow>
                    <mo fence="true" form="prefix" stretchy="false">(</mo>
                    <mrow>
                      <mrow>
                        <mi mathvariant="italic">PosAm</mi>
                        <mrow>
                          <mn>1</mn>
                          <mo stretchy="false">−</mo>
                          <mi mathvariant="italic">PosAm</mi>
                        </mrow>
                        <mn>2</mn>
                      </mrow>
                    </mrow>
                    <mo fence="true" form="postfix" stretchy="false">)</mo>
                  </mrow>
                </mrow>
                <mo fence="true" form="postfix" stretchy="false">|</mo>
              </mrow>
              <mo stretchy="false">−</mo>
              <mi mathvariant="italic">Edge</mi>
            </mrow>
          </mrow>
          <mo fence="true" form="postfix" stretchy="false">|</mo>
        </mrow>
        <mrow>
          <mrow>
            <mrow>
              <mo fence="true" form="prefix" stretchy="false">(</mo>
              <mrow>
                <mrow>
                  <mi mathvariant="italic">counts</mi>
                  <mo stretchy="false">−</mo>
                  <mi mathvariant="italic">per</mi>
                  <mo stretchy="false">−</mo>
                  <mi mathvariant="italic">rotation</mi>
                </mrow>
              </mrow>
              <mo fence="true" form="postfix" stretchy="false">)</mo>
            </mrow>
            <mo stretchy="false">∗</mo>
            <mi mathvariant="normal">Δ</mi>
          </mrow>
          <mrow>
            <mi>T</mi>
            <mo stretchy="false">∗</mo>
            <msub>
              <mi>V</mi>
              <mi mathvariant="italic">тек</mi>
            </msub>
            <mo stretchy="false">/</mo>
            <msub>
              <mi>V</mi>
              <mi mathvariant="italic">default</mi>
            </msub>
          </mrow>
        </mrow>
      </mfrac>
    </mrow>
    <annotation encoding="StarMath 5.0">E = { lline { lline (PosAm1 - PosAm2) rline  } - Edge rline  } over {(counts-per-rotation) * %DELTA T*V_тек/V_default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1:13:46.119316580</meta:creation-date>
    <dc:date>2022-12-21T12:15:58.745938674</dc:date>
    <meta:editing-duration>PT1H2M12S</meta:editing-duration>
    <meta:editing-cycles>5</meta:editing-cycles>
    <meta:generator>LibreOffice/7.3.7.2$Linux_X86_64 LibreOffice_project/30$Build-2</meta:generator>
  </office:meta>
</office:document-meta>
</file>